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rsid="03171bd7" officeooo:paragraph-rsid="03171bd7" fo:background-color="transparen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319982a" officeooo:paragraph-rsid="0319982a" fo:background-color="transparent" style:font-size-asian="12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319982a" officeooo:paragraph-rsid="0319ae16" fo:background-color="transparent" style:font-size-asian="12pt" style:font-size-complex="12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officeooo:rsid="031ab2d4" officeooo:paragraph-rsid="031ab2d4" fo:background-color="transparent" style:font-size-asian="12pt" style:font-size-complex="12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2pt" officeooo:rsid="031dbe8b" officeooo:paragraph-rsid="031dbe8b" fo:background-color="transparent" style:font-size-asian="12pt" style:font-size-complex="12pt"/>
    </style:style>
    <style:style style:name="P10" style:family="paragraph" style:parent-style-name="Standard" style:list-style-name="L5">
      <style:paragraph-properties fo:text-align="start" style:justify-single-word="false" style:writing-mode="lr-tb"/>
      <style:text-properties fo:font-variant="normal" fo:text-transform="none" fo:color="#1155cc" style:font-name="arial" fo:font-size="12pt" fo:letter-spacing="normal" fo:font-style="normal" fo:font-weight="normal" officeooo:rsid="01b02017" officeooo:paragraph-rsid="01b020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3171bd7" officeooo:paragraph-rsid="03171bd7" fo:background-color="transparent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2pt" officeooo:rsid="030fccb5" officeooo:paragraph-rsid="030fccb5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2pt" officeooo:rsid="0319982a" officeooo:paragraph-rsid="0319982a" fo:background-color="transparent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officeooo:paragraph-rsid="031705a4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officeooo:paragraph-rsid="031aa76b" style:font-size-asian="12pt" style:font-size-complex="12pt"/>
    </style:style>
    <style:style style:name="P1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officeooo:rsid="031705a4" officeooo:paragraph-rsid="031705a4" style:font-size-asian="12pt" style:font-size-complex="12pt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officeooo:rsid="031705a4" officeooo:paragraph-rsid="031a8e01" style:font-size-asian="12pt" style:font-size-complex="12pt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officeooo:rsid="03171bd7" officeooo:paragraph-rsid="031aa76b" fo:background-color="transparent" style:font-size-asian="12pt" style:font-size-complex="12pt"/>
    </style:style>
    <style:style style:name="P20" style:family="paragraph" style:parent-style-name="Text_20_body">
      <style:text-properties officeooo:rsid="02fd8a6a" officeooo:paragraph-rsid="02fd8a6a"/>
    </style:style>
    <style:style style:name="P21" style:family="paragraph" style:parent-style-name="Text_20_body">
      <style:text-properties officeooo:rsid="02fd8a6a" officeooo:paragraph-rsid="0308ddcd"/>
    </style:style>
    <style:style style:name="P22" style:family="paragraph" style:parent-style-name="Text_20_body">
      <style:text-properties officeooo:rsid="02ff8718" officeooo:paragraph-rsid="02ff8718"/>
    </style:style>
    <style:style style:name="P23" style:family="paragraph" style:parent-style-name="Text_20_body">
      <style:text-properties officeooo:rsid="03015cbf" officeooo:paragraph-rsid="03102ef8"/>
    </style:style>
    <style:style style:name="P24" style:family="paragraph" style:parent-style-name="Text_20_body">
      <style:text-properties officeooo:rsid="0302f447" officeooo:paragraph-rsid="0302f447"/>
    </style:style>
    <style:style style:name="P25" style:family="paragraph" style:parent-style-name="Text_20_body">
      <style:text-properties officeooo:rsid="0304124f" officeooo:paragraph-rsid="031201a5"/>
    </style:style>
    <style:style style:name="P26" style:family="paragraph" style:parent-style-name="Text_20_body">
      <style:text-properties officeooo:rsid="03065def" officeooo:paragraph-rsid="03065def"/>
    </style:style>
    <style:style style:name="P27" style:family="paragraph" style:parent-style-name="Text_20_body">
      <style:text-properties fo:font-size="12pt" officeooo:rsid="0308eb69" officeooo:paragraph-rsid="0308eb69" style:font-size-asian="12pt" style:font-size-complex="12pt"/>
    </style:style>
    <style:style style:name="P28" style:family="paragraph" style:parent-style-name="Text_20_body">
      <style:text-properties fo:font-size="12pt" officeooo:paragraph-rsid="030bc76b" fo:background-color="#ffff00" style:font-size-asian="12pt" style:font-size-complex="12pt"/>
    </style:style>
    <style:style style:name="P29" style:family="paragraph" style:parent-style-name="Text_20_body">
      <style:text-properties fo:font-size="12pt" officeooo:rsid="030c1851" officeooo:paragraph-rsid="030c1851" fo:background-color="transparent" style:font-size-asian="12pt" style:font-size-complex="12pt"/>
    </style:style>
    <style:style style:name="P30" style:family="paragraph" style:parent-style-name="Text_20_body">
      <style:text-properties fo:font-size="12pt" officeooo:rsid="030fccb5" officeooo:paragraph-rsid="0316987c" fo:background-color="transparent" style:font-size-asian="12pt" style:font-size-complex="12pt"/>
    </style:style>
    <style:style style:name="P31" style:family="paragraph" style:parent-style-name="Text_20_body" style:list-style-name="L6">
      <style:text-properties officeooo:paragraph-rsid="03102ef8"/>
    </style:style>
    <style:style style:name="P32" style:family="paragraph" style:parent-style-name="Text_20_body" style:list-style-name="L6">
      <style:text-properties officeooo:rsid="03102ef8" officeooo:paragraph-rsid="03102ef8"/>
    </style:style>
    <style:style style:name="P33" style:family="paragraph" style:parent-style-name="Text_20_body" style:list-style-name="L6">
      <style:text-properties officeooo:rsid="0311a30b" officeooo:paragraph-rsid="0311a30b"/>
    </style:style>
    <style:style style:name="P34" style:family="paragraph" style:parent-style-name="Text_20_body" style:list-style-name="L5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35" style:family="paragraph" style:parent-style-name="Heading_20_1">
      <style:text-properties officeooo:rsid="02fd8a6a" officeooo:paragraph-rsid="02fd8a6a"/>
    </style:style>
    <style:style style:name="P36" style:family="paragraph" style:parent-style-name="Heading_20_2">
      <style:text-properties officeooo:rsid="03065def" officeooo:paragraph-rsid="0307269c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0bc76b" style:font-weight-asian="bold" style:font-weight-complex="bold"/>
    </style:style>
    <style:style style:name="T4" style:family="text">
      <style:text-properties fo:font-weight="bold" officeooo:rsid="0319ae16" style:font-weight-asian="bold" style:font-weight-complex="bold"/>
    </style:style>
    <style:style style:name="T5" style:family="text">
      <style:text-properties fo:color="#000000" style:font-name="Monospace" fo:font-size="14pt" style:font-size-asian="14pt" fo:background-color="#e8f2fe"/>
    </style:style>
    <style:style style:name="T6" style:family="text">
      <style:text-properties fo:color="#000000" style:font-name="Monospace" fo:font-size="14pt" officeooo:rsid="030390eb" style:font-size-asian="14pt" fo:background-color="#e8f2fe"/>
    </style:style>
    <style:style style:name="T7" style:family="text">
      <style:text-properties fo:color="#000000" style:font-name="Monospace"/>
    </style:style>
    <style:style style:name="T8" style:family="text">
      <style:text-properties fo:color="#000000" style:font-name="Monospace" officeooo:rsid="0316987c"/>
    </style:style>
    <style:style style:name="T9" style:family="text">
      <style:text-properties fo:color="#000000" style:font-name="Monospace" fo:font-style="italic" style:font-style-asian="italic"/>
    </style:style>
    <style:style style:name="T10" style:family="text">
      <style:text-properties fo:color="#000000" style:font-name="Monospace" fo:font-style="italic" fo:background-color="transparent" loext:char-shading-value="0" style:font-style-asian="italic"/>
    </style:style>
    <style:style style:name="T11" style:family="text">
      <style:text-properties fo:color="#000000" style:font-name="Monospace" officeooo:rsid="0319ae16" fo:background-color="transparent" loext:char-shading-value="0"/>
    </style:style>
    <style:style style:name="T12" style:family="text">
      <style:text-properties fo:color="#000000" style:font-name="Monospace" officeooo:rsid="031aa76b"/>
    </style:style>
    <style:style style:name="T13" style:family="text">
      <style:text-properties fo:color="#000000" style:font-name="Monospace" officeooo:rsid="031ab2d4"/>
    </style:style>
    <style:style style:name="T14" style:family="text">
      <style:text-properties fo:color="#6a3e3e" style:font-name="Monospace" officeooo:rsid="030bc76b"/>
    </style:style>
    <style:style style:name="T15" style:family="text">
      <style:text-properties fo:color="#6a3e3e" style:font-name="Monospace"/>
    </style:style>
    <style:style style:name="T16" style:family="text">
      <style:text-properties fo:color="#6a3e3e" style:font-name="Monospace" style:text-underline-style="none"/>
    </style:style>
    <style:style style:name="T17" style:family="text">
      <style:text-properties fo:color="#6a3e3e" style:font-name="Monospace" officeooo:rsid="031ab2d4"/>
    </style:style>
    <style:style style:name="T18" style:family="text">
      <style:text-properties fo:color="#7f0055" style:font-name="Monospace" fo:font-weight="bold" style:font-weight-asian="bold"/>
    </style:style>
    <style:style style:name="T19" style:family="text">
      <style:text-properties officeooo:rsid="024697f7"/>
    </style:style>
    <style:style style:name="T20" style:family="text">
      <style:text-properties fo:color="#2a00ff" style:font-name="Monospace"/>
    </style:style>
    <style:style style:name="T21" style:family="text">
      <style:text-properties officeooo:rsid="02e7512e"/>
    </style:style>
    <style:style style:name="T22" style:family="text">
      <style:text-properties officeooo:rsid="02ff8718"/>
    </style:style>
    <style:style style:name="T23" style:family="text">
      <style:text-properties officeooo:rsid="03015cbf"/>
    </style:style>
    <style:style style:name="T24" style:family="text">
      <style:text-properties officeooo:rsid="0301a401"/>
    </style:style>
    <style:style style:name="T25" style:family="text">
      <style:text-properties officeooo:rsid="03024cba"/>
    </style:style>
    <style:style style:name="T26" style:family="text">
      <style:text-properties officeooo:rsid="030390eb"/>
    </style:style>
    <style:style style:name="T27" style:family="text">
      <style:text-properties officeooo:rsid="0305af4b"/>
    </style:style>
    <style:style style:name="T28" style:family="text">
      <style:text-properties officeooo:rsid="0308ddcd"/>
    </style:style>
    <style:style style:name="T29" style:family="text">
      <style:text-properties officeooo:rsid="030a9100"/>
    </style:style>
    <style:style style:name="T30" style:family="text">
      <style:text-properties officeooo:rsid="030bc76b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316987c" style:font-size-asian="12pt" style:font-size-complex="12pt"/>
    </style:style>
    <style:style style:name="T33" style:family="text">
      <style:text-properties fo:font-size="12pt" officeooo:rsid="0308ddcd" style:font-size-asian="12pt" style:font-size-complex="12pt"/>
    </style:style>
    <style:style style:name="T34" style:family="text">
      <style:text-properties fo:font-size="12pt" officeooo:rsid="031aa76b" style:font-size-asian="12pt" style:font-size-complex="12pt"/>
    </style:style>
    <style:style style:name="T35" style:family="text">
      <style:text-properties fo:font-size="12pt" officeooo:rsid="0314ded7" style:font-size-asian="12pt" style:font-size-complex="12pt"/>
    </style:style>
    <style:style style:name="T36" style:family="text">
      <style:text-properties fo:font-size="12pt" officeooo:rsid="0301a401" style:font-size-asian="12pt" style:font-size-complex="12pt"/>
    </style:style>
    <style:style style:name="T37" style:family="text">
      <style:text-properties officeooo:rsid="030dfdf1"/>
    </style:style>
    <style:style style:name="T38" style:family="text">
      <style:text-properties officeooo:rsid="03102ef8"/>
    </style:style>
    <style:style style:name="T39" style:family="text">
      <style:text-properties officeooo:rsid="031201a5"/>
    </style:style>
    <style:style style:name="T40" style:family="text">
      <style:text-properties officeooo:rsid="0313e368"/>
    </style:style>
    <style:style style:name="T41" style:family="text">
      <style:text-properties officeooo:rsid="0314ded7"/>
    </style:style>
    <style:style style:name="T42" style:family="text">
      <style:text-properties officeooo:rsid="0319ae16"/>
    </style:style>
    <style:style style:name="T43" style:family="text">
      <style:text-properties officeooo:rsid="031c82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כתיבת וקריאת עצמים</text:h>
      <text:p text:style-name="P20">נניח שאנחנו רוצים לשמור עצם מורכב (עם שדות, עצמים נוספים, מערכים וכו') לקובץ, כדי שנוכל לקרוא אותו מאוחר יותר. <text:s text:c="3"/>או שאנחנו רוצים לשלוח עצם דרך האינטרנט לשרת שנמצא במחשב אחר. <text:s/>איך אפשר לעשות זאת?<text:span text:style-name="T22"> <text:s text:c="2"/>יש שתי דרכים עיקריות. </text:span></text:p>
      <text:p text:style-name="Heading_20_2">דרך א: <text:span text:style-name="T24">כתיבה וקריאה כטקסט</text:span></text:p>
      <text:p text:style-name="P22"><text:span text:style-name="T25">הדרך הראשונה לכתיבה וקריאה של עצמים </text:span>היא להמיר <text:span text:style-name="T25">אותם </text:span>לטקסט. ישנם שני פורמטים עיקריים <text:span text:style-name="T25">לייצוג </text:span><text:s/><text:span text:style-name="T25">עצמים כ</text:span>טקסט: XML ו-JSON. <text:s text:c="2"/>הראשון ארוך יותר אבל מכיל מידע מדוייק יותר על המחלקות הנשמרות; <text:s/>השני קצר ותמציתי יותר אבל מכיל פחות מידע.</text:p>
      <text:p text:style-name="P23">המרת אובייקטים ל-XML נתמכת בג'אבה באופן טבעי ע"י החבילה JAXB. כדי להשתמש בה צריך לעשות כמה שינויים במחלקות שאותן רוצים לשמור<text:span text:style-name="T38">:</text:span></text:p>
      <text:list xml:id="list2773877205485706306" text:style-name="L6">
        <text:list-item>
          <text:p text:style-name="P31"><text:span text:style-name="T23">צריך לסמן כל מחלקה כזאת בתג @XmlRootElement. <text:s text:c="2"/></text:span></text:p>
        </text:list-item>
        <text:list-item>
          <text:p text:style-name="P32">צריך לוודא שלכל מחלקה יש בנאי בלי פרמטרים.</text:p>
        </text:list-item>
        <text:list-item>
          <text:p text:style-name="P33">צריך לוודא שלכל שדה של המחלקה שרוצים לשמור יש getter ו-setter.</text:p>
        </text:list-item>
        <text:list-item>
          <text:p text:style-name="P31"><text:span text:style-name="T23">אם למחלקה יש מחלקות יורשות, צריך להזכיר אותן בתג @XmlSeeAlso במחלקה המורישה.</text:span></text:p>
        </text:list-item>
      </text:list>
      <text:p text:style-name="P23">לפירוט ראו דוגמאות קוד בחבילה lesson10, בפרט במחלקה <text:span text:style-name="T5">JaxbDemo</text:span><text:span text:style-name="T6">.</text:span></text:p>
      <text:p text:style-name="P24">בחבילה JAXB יש כמה בעיות. אחת מהן היא שאי-אפשר לשמור רשימות (כגון ArrayList) באופן ישיר כי המחלקה <text:s/>ArrayList <text:s/>לא כוללת את התג @XmlRootElement; צריך לעטוף רשימות במחלקות ייעודיות, ראו למשל Employees. <text:s text:c="2"/>בעיה שניה היא, שאם אותו עצם מופיע כמה פעמים במבנה שרוצים לשמור, <text:span text:style-name="T26">העובדה הזאת לא נשמרת ב-XML. לכן, כשקוראים את העצמים מחדש מה-XML, העצם שמופיע כמה פעמים ישוכפל. אם יש הרבה עצמים כאלה - הדבר יגרום לבזבוז זיכרון משמעותי.</text:span></text:p>
      <text:p text:style-name="P25">הפורמט השני<text:span text:style-name="T39"> נקרא </text:span>JSON. <text:span text:style-name="T39">הוא </text:span>מקובל מאד <text:span text:style-name="T39">באפליקציות רשת, לצורך תקשורת בין השרת ללקוח. <text:s text:c="2"/></text:span>ישנן כמה חבילות שמאפשרות לייצג עצמים כטקסט בפורמט זה, למשל GSON ו-Jackson. <text:span text:style-name="T40"><text:s text:c="2"/></text:span>לדוגמת שימוש ב-GSON ראו GsonDemo.<text:span text:style-name="T27"> <text:s/>שמירת רשימות ב-GSON אפילו בעייתית יותר מב-JAXB - הסוג של העצמים ברשימה כלל לא נשמר! <text:s text:c="2"/>גם הבעיה של שיכפול מיותר קיימת כאן.</text:span></text:p>
      <text:p text:style-name="P26">אני לא מכיר חבילה ששומרת עצמים כטקסט, בלי בעיית השיכפול המיותר. </text:p>
      <text:p text:style-name="P36">דרך<text:span text:style-name="T41"> ב</text:span>: <text:span text:style-name="T24">כתיבה וקריאה בינרית</text:span></text:p>
      <text:p text:style-name="P21">בשפת ג'אבה ישנו מנגנון <text:span text:style-name="T28">משוכלל יותר לכתיבה וקריאה של עצמים. הוא נקרא </text:span>serialization<text:span text:style-name="T28">. במנגנון זה, </text:span><text:span text:style-name="T33">העצמים לא נשמרים כטקסט אלא כרצף של בתים (בייצוג בינארי). <text:s/>החיסרון הוא, שהפורמט הזה אינו קריא לבני-אדם; <text:s/>היתרון הוא, <text:s/>שהעצמים נשמרים בצורה מדוייקת יותר ובלי שיכפול מיותר.</text:span></text:p>
      <text:p text:style-name="P27">כדי להשתמש במנגנון זה, <text:span text:style-name="T29">צריך להגדיר כל עצם שרוצים לשמור כמממש של הממשק Serializable. <text:s/>זה ממשק שנראה קצת מוזר - אין לו שום מתודות. הוא ריק לגמרי. הוא משמש רק לסימון.</text:span></text:p>
      <text:p text:style-name="P28"><text:span text:style-name="T3">חידה</text:span><text:span text:style-name="T30">: איך אפשר לבדוק אם עצם כלשהו שייך למחלקה המממשת את הממשק Serializable?<text:line-break/></text:span><text:span text:style-name="T3">תשובה</text:span><text:span text:style-name="T30">: <text:s/></text:span><text:span text:style-name="T14">object</text:span><text:span text:style-name="T7"> </text:span><text:span text:style-name="T18">instanceof</text:span><text:span text:style-name="T7"> Serializable</text:span><text:span text:style-name="T30">.</text:span></text:p>
      <text:p text:style-name="P29">אם מחלקה מסויימת מממשת את Serializable, אז גם כל צאצאיה מממשים אותו - לא צריך להגדיר זאת בפירוש. <text:s text:c="2"/>אבל, צריך לוודא שכל השדות שלה מממשים את Serializable<text:span text:style-name="T37">,</text:span> <text:span text:style-name="T37">אחרת נקבל שגיאה בזמן ריצה.</text:span></text:p>
      <text:p text:style-name="P30"><text:span text:style-name="T37">א</text:span>חרי שווידאנו שכל העצמים שנרצה לשמור הם Serializable, אנחנו צריכים להשיג <text:span text:style-name="T2">זרם-פלט </text:span>שלתוכו נשמור את העצמים. <text:s/><text:span text:style-name="T38">לשם כך צריך לבנות ObjectOutputStream. <text:s/>לשם כך צריך קודם לבנות OutputStream. <text:s text:c="2"/>יש כמה סוגים של <text:s/>OutputStream בשפת ג'אבה, למשל:</text:span></text:p>
      <text:p text:style-name="P12"><text:span text:style-name="T8">ByteArrayOutputStream </text:span><text:span text:style-name="T15">baos</text:span><text:span text:style-name="T7"> = </text:span><text:span text:style-name="T18">new</text:span><text:span text:style-name="T7"> ByteArrayOutputStream();</text:span></text:p>
      <text:p text:style-name="P14"><text:span text:style-name="T7">OutputStream </text:span><text:span text:style-name="T16">fos</text:span><text:span text:style-name="T7"> = Files.</text:span><text:span text:style-name="T9">newOutputStream</text:span><text:span text:style-name="T7">(Paths.</text:span><text:span text:style-name="T9">get</text:span><text:span text:style-name="T7">(</text:span><text:span text:style-name="T20">"test.bin"</text:span><text:span text:style-name="T7">));</text:span></text:p>
      <text:p text:style-name="P17"><text:span text:style-name="T7">אחרי שבנינו אחד כזה, אנחנו יכולים לבנות ObjectOutputStream , למשל:</text:span></text:p>
      <text:p text:style-name="P14"><text:span text:style-name="T7">ObjectOutputStream </text:span><text:span text:style-name="T15">oos</text:span><text:span text:style-name="T7"> = </text:span><text:span text:style-name="T18">new</text:span><text:span text:style-name="T7"> ObjectOutputStream(</text:span><text:span text:style-name="T15">baos</text:span><text:span text:style-name="T7">);</text:span></text:p>
      <text:p text:style-name="P15"><text:span text:style-name="T7">ObjectOutputStream </text:span><text:span text:style-name="T15">oos</text:span><text:span text:style-name="T7"> = </text:span><text:span text:style-name="T18">new</text:span><text:span text:style-name="T7"> ObjectOutputStream(</text:span><text:span text:style-name="T16">fos</text:span><text:span text:style-name="T7">);</text:span></text:p>
      <text:p text:style-name="P5"><text:span text:style-name="T34">ואז</text:span><text:span text:style-name="T31"> לשמור את העצמים שלנו לתוך </text:span><text:span text:style-name="T34">הזרם בעזרת ה</text:span><text:span text:style-name="T31">מתודה writeObject:</text:span></text:p>
      <text:p text:style-name="P11"><text:span text:style-name="T31">oos.writeObject(employee)</text:span></text:p>
      <text:p text:style-name="P6"/>
      <text:p text:style-name="P7">כדי לקרוא <text:span text:style-name="T42">את העצמים שכתבנו, אנחנו צריכים </text:span><text:span text:style-name="T4">זרם-קלט. </text:span><text:span text:style-name="T42"><text:s/>לשם כך צריך לבנות ObjectInputStream, <text:s text:c="2"/>ולשם כך צריך קודם לבנות InputStream. <text:s text:c="2"/>יש כמה סוגים של <text:s/>InputStream בשפת ג'אבה, למשל:</text:span></text:p>
      <text:p text:style-name="P13"><text:span text:style-name="T7">ByteArrayInputStream </text:span><text:span text:style-name="T15">bais</text:span><text:span text:style-name="T7"> = </text:span><text:span text:style-name="T18">new</text:span><text:span text:style-name="T7"> ByteArrayInputStream(</text:span><text:span text:style-name="T15">bytes</text:span><text:span text:style-name="T7">);</text:span></text:p>
      <text:p text:style-name="P14"><text:span text:style-name="T7">InputStream </text:span><text:span text:style-name="T16">fis</text:span><text:span text:style-name="T7"> = Files.</text:span><text:span text:style-name="T10">newInputStream</text:span><text:span text:style-name="T7">(Paths.</text:span><text:span text:style-name="T9">get</text:span><text:span text:style-name="T7">(</text:span><text:span text:style-name="T20">"test.bin"</text:span><text:span text:style-name="T7">));</text:span></text:p>
      <text:p text:style-name="P18"><text:span text:style-name="T7">אחרי שבנינו אחד כזה, אנחנו יכולים לבנות </text:span><text:span text:style-name="T11">ObjectInputStream</text:span><text:span text:style-name="T7"> , למשל:</text:span></text:p>
      <text:p text:style-name="P14"><text:span text:style-name="T7">ObjectInputStream </text:span><text:span text:style-name="T15">ois</text:span><text:span text:style-name="T7"> = </text:span><text:span text:style-name="T18">new</text:span><text:span text:style-name="T7"> ObjectInputStream(</text:span><text:span text:style-name="T15">bais</text:span><text:span text:style-name="T7">);</text:span></text:p>
      <text:p text:style-name="P16"><text:span text:style-name="T7">ObjectInputStream </text:span><text:span text:style-name="T15">ois</text:span><text:span text:style-name="T7"> = </text:span><text:span text:style-name="T18">new</text:span><text:span text:style-name="T7"> ObjectInputStream(</text:span><text:span text:style-name="T16">fis</text:span><text:span text:style-name="T7">);</text:span></text:p>
      <text:p text:style-name="P19"><text:span text:style-name="T12">ואז</text:span><text:span text:style-name="T7"> </text:span><text:span text:style-name="T12">לקרוא</text:span><text:span text:style-name="T7"> את העצמים שלנו </text:span><text:span text:style-name="T12">מת</text:span><text:span text:style-name="T7">וך </text:span><text:span text:style-name="T12">הזרם בעזרת ה</text:span><text:span text:style-name="T7">מתודה </text:span><text:span text:style-name="T13">read</text:span><text:span text:style-name="T7">Object:</text:span></text:p>
      <text:p text:style-name="P16"><text:span text:style-name="T7">Employee </text:span><text:span text:style-name="T17">employee</text:span><text:span text:style-name="T7"> = (Employee) </text:span><text:span text:style-name="T15">ois</text:span><text:span text:style-name="T7">.readObject();</text:span></text:p>
      <text:p text:style-name="P8">שימו לב - העצם המוחזר הוא מסוג Object, ולכן צריך להשליך (cast) <text:span text:style-name="T43">אותו למחלקה שאנחנו יודעים שכתבנו לתוכו.</text:span></text:p>
      <text:p text:style-name="P8"/>
      <text:p text:style-name="P9">השימוש ב-readObject, writeObject יותר יעיל ומהיר משימוש בפורמטי טקסט, הוא יודע לשמור מערכים ורשימות בלי שום בעיה, ויודע גם לא לשכפל עצמים - לדוגמה ראו בקובץ ObjectStreamDemo.</text:p>
      <text:p text:style-name="P9"/>
      <text:p text:style-name="Heading_20_2">גירסאות של מחלקות</text:p>
      <text:p text:style-name="Heading_20_2"/>
      <text:p text:style-name="Heading_20_2">מקורות </text:p>
      <text:list xml:id="list8287991534422304525" text:style-name="L5">
        <text:list-item>
          <text:p text:style-name="P34">Cay Horstmann, “Core Java <text:span text:style-name="T21">SE 9 </text:span>for the Impatient”, chapter<text:span text:style-name="T19"> 9.</text:span></text:p>
          <text:p text:style-name="P10"/>
        </text:list-item>
      </text:list>
      <text:p text:style-name="P4"/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23T22:53:03.153114752</dc:date>
    <meta:editing-duration>P4DT10H12M7S</meta:editing-duration>
    <meta:editing-cycles>728</meta:editing-cycles>
    <meta:document-statistic meta:table-count="0" meta:image-count="0" meta:object-count="0" meta:page-count="1" meta:paragraph-count="43" meta:word-count="635" meta:character-count="4036" meta:non-whitespace-character-count="3403"/>
  </office:meta>
</office:document-meta>
</file>